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623c9" officeooo:paragraph-rsid="000623c9" style:font-size-asian="16pt" style:font-weight-asian="bold" style:font-size-complex="16pt" style:font-weight-complex="bold"/>
    </style:style>
    <style:style style:name="P2" style:family="paragraph" style:parent-style-name="Standard">
      <style:text-properties fo:font-size="16pt" fo:font-weight="bold" officeooo:rsid="000623c9" officeooo:paragraph-rsid="00075302" style:font-size-asian="16pt" style:font-weight-asian="bold" style:font-size-complex="16pt" style:font-weight-complex="bold"/>
    </style:style>
    <style:style style:name="P3" style:family="paragraph" style:parent-style-name="Standard">
      <style:text-properties fo:font-size="16pt" fo:font-weight="bold" officeooo:rsid="00074308" officeooo:paragraph-rsid="00089280" style:font-size-asian="16pt" style:font-weight-asian="bold" style:font-size-complex="16pt" style:font-weight-complex="bold"/>
    </style:style>
    <style:style style:name="P4" style:family="paragraph" style:parent-style-name="Standard">
      <style:text-properties fo:font-size="12pt" fo:font-weight="normal" officeooo:rsid="000623c9" officeooo:paragraph-rsid="000623c9" style:font-size-asian="10.5pt" style:font-weight-asian="normal" style:font-size-complex="12pt" style:font-weight-complex="normal"/>
    </style:style>
    <style:style style:name="P5" style:family="paragraph" style:parent-style-name="Standard">
      <style:text-properties fo:font-size="12pt" fo:font-weight="normal" officeooo:rsid="000623c9" officeooo:paragraph-rsid="00075302" style:font-size-asian="10.5pt" style:font-weight-asian="normal" style:font-size-complex="12pt" style:font-weight-complex="normal"/>
    </style:style>
    <style:style style:name="P6" style:family="paragraph" style:parent-style-name="Standard">
      <style:text-properties fo:font-size="12pt" fo:font-weight="normal" officeooo:rsid="00074308" officeooo:paragraph-rsid="00074308" style:font-size-asian="10.5pt" style:font-weight-asian="normal" style:font-size-complex="12pt" style:font-weight-complex="normal"/>
    </style:style>
    <style:style style:name="P7" style:family="paragraph" style:parent-style-name="Standard">
      <style:text-properties fo:font-size="12pt" fo:font-weight="normal" officeooo:rsid="00075302" officeooo:paragraph-rsid="000623c9" style:font-size-asian="10.5pt" style:font-weight-asian="normal" style:font-size-complex="12pt" style:font-weight-complex="normal"/>
    </style:style>
    <style:style style:name="P8" style:family="paragraph" style:parent-style-name="Standard">
      <style:text-properties fo:font-size="12pt" fo:font-weight="normal" officeooo:rsid="00089280" officeooo:paragraph-rsid="000623c9" style:font-size-asian="10.5pt" style:font-weight-asian="normal" style:font-size-complex="12pt" style:font-weight-complex="normal"/>
    </style:style>
    <style:style style:name="P9" style:family="paragraph" style:parent-style-name="Standard">
      <style:text-properties fo:font-size="16pt" fo:font-weight="bold" officeooo:rsid="000bb387" officeooo:paragraph-rsid="000bb387" style:font-size-asian="16pt" style:font-weight-asian="bold" style:font-size-complex="16pt" style:font-weight-complex="bold"/>
    </style:style>
    <style:style style:name="P10" style:family="paragraph">
      <loext:graphic-properties draw:fill="none"/>
    </style:style>
    <style:style style:name="P11" style:family="paragraph">
      <style:paragraph-properties fo:text-align="cente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74308" style:font-size-asian="10.5pt" style:font-weight-asian="normal" style:font-size-complex="12pt" style:font-weight-complex="normal"/>
    </style:style>
    <style:style style:name="T3" style:family="text">
      <style:text-properties fo:font-size="12pt" fo:font-weight="normal" officeooo:rsid="00075302" style:font-size-asian="10.5pt" style:font-weight-asian="normal" style:font-size-complex="12pt" style:font-weight-complex="normal"/>
    </style:style>
    <style:style style:name="T4" style:family="text">
      <style:text-properties fo:font-size="12pt" fo:font-weight="normal" officeooo:rsid="00089280" style:font-size-asian="10.5pt" style:font-weight-asian="normal" style:font-size-complex="12pt" style:font-weight-complex="normal"/>
    </style:style>
    <style:style style:name="T5" style:family="text">
      <style:text-properties fo:font-size="12pt" fo:font-weight="normal" officeooo:rsid="000bb5e2" style:font-size-asian="10.5pt" style:font-weight-asian="normal" style:font-size-complex="12pt" style:font-weight-complex="normal"/>
    </style:style>
    <style:style style:name="T6" style:family="text">
      <style:text-properties fo:font-size="12pt" fo:font-weight="normal" officeooo:rsid="000cd72d" style:font-size-asian="10.5pt" style:font-weight-asian="normal" style:font-size-complex="12pt" style:font-weight-complex="normal"/>
    </style:style>
    <style:style style:name="T7" style:family="text">
      <style:text-properties fo:font-size="16pt" fo:font-weight="bold" officeooo:rsid="000623c9" style:font-size-asian="16pt" style:font-weight-asian="bold" style:font-size-complex="16pt" style:font-weight-complex="bold"/>
    </style:style>
    <style:style style:name="T8" style:family="text">
      <style:text-properties officeooo:rsid="000cd72d"/>
    </style:style>
    <style:style style:name="gr1" style:family="graphic">
      <style:graphic-properties draw:textarea-horizontal-align="justify" draw:textarea-vertical-align="middle" draw:auto-grow-height="false" fo:min-height="0.452cm" fo:min-width="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826cm" fo:min-width="3.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826cm" fo:min-width="3.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0.826cm" fo:min-width="3.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826cm" fo:min-width="3.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0.826cm" fo:min-width="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826cm" fo:min-width="3.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0.826cm" fo:min-width="3.4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0.826cm" fo:min-width="3.5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fo:min-height="14.129cm" fo:min-width="8.3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tab/><text:tab/><text:tab/><text:tab/><text:tab/> <text:s text:c="5"/><text:span text:style-name="T7">HW6_2</text:span></text:p>
      <text:p text:style-name="Standard"/>
      <text:p text:style-name="P1">1-)</text:p>
      <text:p text:style-name="P4"><text:tab/><text:tab/><text:tab/></text:p>
      <text:p text:style-name="P6"><draw:custom-shape text:anchor-type="paragraph" draw:z-index="0" draw:name="Şekil1" draw:style-name="gr1" svg:width="0.451cm" svg:height="0.636cm" svg:x="14.069cm" svg:y="0.201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2" draw:name="Şekil1" draw:style-name="gr1" svg:width="0.451cm" svg:height="0.636cm" svg:x="0.443cm" svg:y="0.29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7" draw:name="Şekil20" draw:style-name="gr11" draw:text-style-name="P10" svg:width="8.309cm" svg:height="14.13cm" svg:x="3.671cm" svg:y="0.439cm"><text:p/><draw:enhanced-geometry svg:viewBox="0 0 21600 21600" draw:type="rectangle" draw:enhanced-path="M 0 0 L 21600 0 21600 21600 0 21600 0 0 Z N"/></draw:custom-shape></text:p>
      <text:p text:style-name="P3"><draw:line text:anchor-type="paragraph" draw:z-index="14" draw:name="Şekil11" draw:style-name="gr8" draw:text-style-name="P11" svg:x1="0.681cm" svg:y1="0.482cm" svg:x2="0.681cm" svg:y2="0.905cm"><text:p/></draw:line><draw:line text:anchor-type="paragraph" draw:z-index="25" draw:name="Şekil18" draw:style-name="gr8" draw:text-style-name="P11" svg:x1="14.307cm" svg:y1="0.36cm" svg:x2="14.333cm" svg:y2="0.932cm"><text:p/></draw:line><text:span text:style-name="T1"><text:tab/><text:tab/><text:tab/></text:span><text:span text:style-name="T4">Havayolu Rezervasyon Sistemi</text:span></text:p>
      <text:p text:style-name="P6"><draw:line text:anchor-type="paragraph" draw:z-index="15" draw:name="Şekil12" draw:style-name="gr8" draw:text-style-name="P11" svg:x1="0.258cm" svg:y1="0.101cm" svg:x2="1.131cm" svg:y2="0.101cm"><text:p/></draw:line><draw:line text:anchor-type="paragraph" draw:z-index="16" draw:name="Şekil13" draw:style-name="gr8" draw:text-style-name="P11" svg:x1="0.681cm" svg:y1="0.418cm" svg:x2="0.972cm" svg:y2="0.788cm"><text:p/></draw:line><draw:line text:anchor-type="paragraph" draw:z-index="17" draw:name="Şekil14" draw:style-name="gr8" draw:text-style-name="P11" svg:x1="0.681cm" svg:y1="0.418cm" svg:x2="0.416cm" svg:y2="0.736cm"><text:p/></draw:line><draw:line text:anchor-type="paragraph" draw:z-index="23" draw:name="Şekil2" draw:style-name="gr8" draw:text-style-name="P11" svg:x1="14.333cm" svg:y1="0.445cm" svg:x2="14.148cm" svg:y2="0.842cm"><text:p/></draw:line><draw:line text:anchor-type="paragraph" draw:z-index="24" draw:name="Şekil17" draw:style-name="gr8" draw:text-style-name="P11" svg:x1="14.598cm" svg:y1="0.868cm" svg:x2="14.333cm" svg:y2="0.445cm"><text:p/></draw:line><draw:line text:anchor-type="paragraph" draw:z-index="26" draw:name="Şekil19" draw:style-name="gr8" draw:text-style-name="P11" svg:x1="13.884cm" svg:y1="0.127cm" svg:x2="14.651cm" svg:y2="0.127cm"><text:p/></draw:line></text:p>
      <text:p text:style-name="P6"><text:tab/><text:tab/><text:tab/><text:tab/><text:tab/><text:tab/><text:tab/><text:tab/><text:tab/></text:p>
      <text:p text:style-name="P6"><draw:line text:anchor-type="paragraph" draw:z-index="7" draw:name="Şekil3" draw:style-name="gr8" draw:text-style-name="P11" svg:x1="1.633cm" svg:y1="0.265cm" svg:x2="5.364cm" svg:y2="1.138cm"><text:p/></draw:line>Müşteri<text:tab/><text:tab/><text:tab/><text:tab/><text:tab/><text:tab/><text:tab/><text:tab/><text:tab/> <text:s text:c="12"/>Firma</text:p>
      <text:p text:style-name="P6"><draw:custom-shape text:anchor-type="paragraph" draw:z-index="1" draw:name="Şekil10" draw:style-name="gr2" draw:text-style-name="P10" svg:width="4.393cm" svg:height="1.165cm" svg:x="5.364cm" svg:y="0.18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Şekil4" draw:style-name="gr8" draw:text-style-name="P11" svg:x1="9.756cm" svg:y1="0.809cm" svg:x2="12.322cm" svg:y2="0.28cm"><text:p/></draw:line><draw:line text:anchor-type="paragraph" draw:z-index="10" draw:name="Şekil6" draw:style-name="gr8" draw:text-style-name="P11" svg:x1="1.236cm" svg:y1="0.122cm" svg:x2="5.496cm" svg:y2="3.403cm"><text:p/></draw:line><draw:line text:anchor-type="paragraph" draw:z-index="12" draw:name="Şekil8" draw:style-name="gr8" draw:text-style-name="P11" svg:x1="0.787cm" svg:y1="0.201cm" svg:x2="5.602cm" svg:y2="6.551cm"><text:p/></draw:line><draw:line text:anchor-type="paragraph" draw:z-index="19" draw:name="Şekil15" draw:style-name="gr8" draw:text-style-name="P11" svg:x1="0.522cm" svg:y1="0.148cm" svg:x2="5.523cm" svg:y2="9.514cm"><text:p/></draw:line><text:tab/><text:tab/><text:tab/><text:tab/><text:tab/><text:tab/><text:tab/><text:tab/><text:tab/><text:tab/>Rezervasyon sistemi<text:tab/></text:p>
      <text:p text:style-name="P1"><draw:line text:anchor-type="paragraph" draw:z-index="9" draw:name="Şekil5" draw:style-name="gr8" draw:text-style-name="P11" svg:x1="12.613cm" svg:y1="0.005cm" svg:x2="9.835cm" svg:y2="1.566cm"><text:p/></draw:line><draw:line text:anchor-type="paragraph" draw:z-index="11" draw:name="Şekil7" draw:style-name="gr8" draw:text-style-name="P11" svg:x1="14.651cm" svg:y1="0.058cm" svg:x2="10.1cm" svg:y2="4.503cm"><text:p/></draw:line><draw:line text:anchor-type="paragraph" draw:z-index="13" draw:name="Şekil9" draw:style-name="gr8" draw:text-style-name="P11" svg:x1="15.524cm" svg:y1="0.032cm" svg:x2="10.126cm" svg:y2="7.44cm"><text:p/></draw:line><draw:line text:anchor-type="paragraph" draw:z-index="20" draw:name="Şekil16" draw:style-name="gr8" draw:text-style-name="P11" svg:x1="15.656cm" svg:y1="0.058cm" svg:x2="10.126cm" svg:y2="10.615cm"><text:p/></draw:line><text:span text:style-name="T1"><text:tab/><text:tab/><text:tab/><text:tab/> <text:s text:c="10"/><text:tab/></text:span><text:span text:style-name="T2">bilet sorgula </text:span></text:p>
      <text:p text:style-name="P4"><text:tab/><text:tab/><text:tab/><text:tab/><text:tab/><text:tab/><text:tab/><text:tab/><text:tab/><text:tab/></text:p>
      <text:p text:style-name="P1"><draw:custom-shape text:anchor-type="paragraph" draw:z-index="2" draw:name="Şekil10" draw:style-name="gr3" draw:text-style-name="P10" svg:width="4.446cm" svg:height="1.165cm" svg:x="5.39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tab/><text:tab/><text:tab/><text:tab/><text:tab/><text:tab/><text:tab/><text:tab/><text:tab/><text:tab/><text:tab/><text:tab/><text:tab/><text:tab/><text:tab/> <text:s text:c="19"/></text:span><text:span text:style-name="T3">Boş koltukları göster</text:span><text:span text:style-name="T1"><text:tab/></text:span></text:p>
      <text:p text:style-name="P4"><text:tab/><text:tab/><text:tab/><text:tab/><text:tab/></text:p>
      <text:p text:style-name="P4"><draw:custom-shape text:anchor-type="paragraph" draw:z-index="3" draw:name="Şekil10" draw:style-name="gr4" draw:text-style-name="P10" svg:width="4.525cm" svg:height="1.165cm" svg:x="5.496cm" svg:y="0.1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text:span text:style-name="T1"><text:tab/><text:tab/><text:tab/><text:tab/><text:tab/></text:span><text:span text:style-name="T3">Boş koltuk seç</text:span></text:p>
      <text:p text:style-name="P4"/>
      <text:p text:style-name="P5"><draw:custom-shape text:anchor-type="paragraph" draw:z-index="4" draw:name="Şekil10" draw:style-name="gr5" draw:text-style-name="P10" svg:width="4.631cm" svg:height="1.165cm" svg:x="5.47cm" svg:y="0.222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 <text:s text:c="6"/></text:p>
      <text:p text:style-name="P2"><text:span text:style-name="T3"><text:tab/><text:tab/><text:tab/><text:tab/> <text:s text:c="8"/>kullanıcı bilgilerini iste</text:span><text:span text:style-name="T1"><text:tab/><text:tab/></text:span></text:p>
      <text:p text:style-name="P4"><text:tab/><text:tab/><text:tab/><text:tab/><text:tab/></text:p>
      <text:p text:style-name="P4"><draw:custom-shape text:anchor-type="paragraph" draw:z-index="5" draw:name="Şekil10" draw:style-name="gr6" draw:text-style-name="P10" svg:width="4.34cm" svg:height="1.165cm" svg:x="5.602cm" svg:y="0.2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text:span text:style-name="T1"><text:tab/><text:tab/><text:tab/><text:tab/> <text:s text:c="6"/></text:span><text:span text:style-name="T3">Kullanıcı bilgilerini ver </text:span></text:p>
      <text:p text:style-name="P4"/>
      <text:p text:style-name="P4"><draw:custom-shape text:anchor-type="paragraph" draw:z-index="6" draw:name="Şekil10" draw:style-name="gr7" draw:text-style-name="P10" svg:width="4.578cm" svg:height="1.165cm" svg:x="5.549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text:span text:style-name="T1"><text:tab/><text:tab/><text:tab/><text:tab/> <text:s text:c="17"/></text:span><text:span text:style-name="T3">Ücreti iste</text:span></text:p>
      <text:p text:style-name="P7"/>
      <text:p text:style-name="P7"><draw:custom-shape text:anchor-type="paragraph" draw:z-index="18" draw:name="Şekil10" draw:style-name="gr9" draw:text-style-name="P10" svg:width="4.896cm" svg:height="1.165cm" svg:x="5.523cm" svg:y="0.2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21" draw:name="Şekil10" draw:style-name="gr10" draw:text-style-name="P10" svg:width="5.001cm" svg:height="1.165cm" svg:x="5.364cm" svg:y="1.48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text:tab/><text:tab/><text:tab/><text:tab/> <text:s text:c="17"/></text:span><text:span text:style-name="T4">Ücreti öde</text:span></text:p>
      <text:p text:style-name="P8"/>
      <text:p text:style-name="P8"/>
      <text:p text:style-name="P8"/>
      <text:p text:style-name="P8"><text:tab/><text:tab/><text:tab/><text:tab/><text:tab/> <text:s text:c="7"/>bileti ayırt</text:p>
      <text:p text:style-name="P8"/>
      <text:p text:style-name="P8"/>
      <text:p text:style-name="P9">2-)</text:p>
      <text:p text:style-name="P9"><text:tab/>a-)<text:span text:style-name="T1">Yazılım ekibiniz yeterli sayıda değilse şelale/çağlayan modeli kullanılır.Çünkü bu sistemde sistem parça parça yazılır ve bu durum yazılım ekibiniz yeterli olmasada bu sistemle halledilebilir bir durumdur.Örnek olarak bir robot yazılımı yapılacaksa ilk olarak görme sonra hareket etme gibi parça parça sırayla ilerleyen bir algoritmaya sahiptir.</text:span></text:p>
      <text:p text:style-name="P9"><text:span text:style-name="T1"><text:tab/></text:span>b-)<text:span text:style-name="T1">Müşteri tam olarak ne istediğini bilmiyor ise tekrarlamalı model kullanılır.</text:span><text:span text:style-name="T5">Çünkü bu modelde parça parça müşterinin isteğine göre </text:span><text:span text:style-name="T6">değiştirilebilir.Örnek olarak bir internet satış şirketi kendine uygun bir sistem istiyor ve bunun nasıl bir sistem olacağını bilmiyor.Bu durumda da ortaya çıkan sistemi görüncü geliştirir.</text:span></text:p>
      <text:p text:style-name="P9"><text:span text:style-name="T6"><text:tab/></text:span><text:span text:style-name="T8">c-)</text:span><text:span text:style-name="T6">Müşteri kısa zamanda bir sistem istiyorsa artımsal model kullanılır.Çünkü bu sistemle bir sistem ortaya çıkar ve extra özellikler sonradan eklenebilir.Örnek olarak bir kargo şirketinin bir sisteme ihtiyacı olup hemen bi sistem kurulmasından sonra güncellemeler atabilmesidir.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13:28.810568245</meta:creation-date>
    <dc:date>2017-11-02T00:39:29.665386507</dc:date>
    <meta:editing-duration>PT20M56S</meta:editing-duration>
    <meta:editing-cycles>4</meta:editing-cycles>
    <meta:generator>LibreOffice/5.1.6.2$Linux_X86_64 LibreOffice_project/10m0$Build-2</meta:generator>
    <meta:document-statistic meta:table-count="0" meta:image-count="0" meta:object-count="0" meta:page-count="1" meta:paragraph-count="23" meta:word-count="152" meta:character-count="1388" meta:non-whitespace-character-count="1016"/>
  </office:meta>
</office:document-meta>
</file>